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ce3b" officeooo:paragraph-rsid="0018ce3b"/>
    </style:style>
    <style:style style:name="T1" style:family="text">
      <style:text-properties officeooo:rsid="0018ce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1">Para instalar o React é muito simples, tendo o yarn e nodejs instalados, basta executar o comando:</text:span></text:p>
      <text:p text:style-name="Standard"/>
      <text:p text:style-name="P1">yarn create react-app “nomeDaPasta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0:53:20.237644264</meta:creation-date>
    <dc:date>2019-06-13T10:59:15.738488264</dc:date>
    <meta:editing-duration>PT5M58S</meta:editing-duration>
    <meta:editing-cycles>1</meta:editing-cycles>
    <meta:document-statistic meta:table-count="0" meta:image-count="0" meta:object-count="0" meta:page-count="1" meta:paragraph-count="2" meta:word-count="21" meta:character-count="134" meta:non-whitespace-character-count="114"/>
    <meta:generator>LibreOffice/5.1.6.2$Linux_X86_64 LibreOffice_project/10m0$Build-2</meta:generator>
  </office:meta>
</office:document-meta>
</file>